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3.53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38cm" fo:min-width="0.696cm"/>
      <style:paragraph-properties style:writing-mode="lr-tb"/>
    </style:style>
    <style:style style:name="gr3" style:family="graphic" style:parent-style-name="standard">
      <style:graphic-properties svg:stroke-opacity="0%" draw:opacity="0%"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svg:stroke-width="0.081cm" svg:stroke-color="#000000" draw:marker-start-width="0.321cm" draw:marker-end="Arrow" draw:marker-end-width="0.421cm" draw:fill="solid" draw:fill-color="#000000" draw:textarea-vertical-align="middle" fo:padding-top="0.165cm" fo:padding-bottom="0.165cm" fo:padding-left="0.29cm" fo:padding-right="0.29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0.574cm" svg:height="13.784cm" svg:x="6.35cm" svg:y="1.016cm">
          <draw:text-box>
            <text:p><text:span text:style-name="T1">def get_number():</text:span></text:p>
            <text:p><text:span text:style-name="T1"><text:s text:c="4"/></text:span><text:span text:style-name="T1">return 6</text:span></text:p>
            <text:p/>
            <text:p><text:span text:style-name="T1">def do_work():</text:span></text:p>
            <text:p><text:span text:style-name="T1"><text:s text:c="4"/></text:span><text:span text:style-name="T1">first_number = 5</text:span></text:p>
            <text:p><text:span text:style-name="T1"><text:s text:c="4"/></text:span><text:span text:style-name="T1">second_number = <text:s text:c="6"/>get_number()</text:span></text:p>
            <text:p><text:span text:style-name="T1"><text:s text:c="4"/></text:span><text:span text:style-name="T1">answer = first_number + second_number</text:span></text:p>
            <text:p><text:span text:style-name="T1"><text:s text:c="4"/></text:span><text:span text:style-name="T1">print(answer)</text:span></text:p>
            <text:p/>
            <text:p><text:span text:style-name="T1">do_work()</text:span></text:p>
            <text:p><text:span text:style-name="T1">print('done')</text:span></text:p>
          </draw:text-box>
        </draw:frame>
        <draw:custom-shape draw:style-name="gr2" draw:text-style-name="P2" draw:layer="layout" svg:width="1.27cm" svg:height="0.762cm" svg:x="3.744cm" svg:y="10.39cm">
          <text:p text:style-name="P2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0.508cm" svg:height="0.508cm" svg:x="6.396cm" svg:y="10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0.508cm" svg:height="0.508cm" svg:x="6.442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line-skew="-0.561cm" svg:x1="6.396cm" svg:y1="10.838cm" svg:x2="6.442cm" svg:y2="4.572cm" draw:start-shape="id1" draw:start-glue-point="6" draw:end-shape="id2" draw:end-glue-point="6" svg:d="M6396 10838h-1062v-6266h1108" svg:viewBox="0 0 1109 6267">
          <text:p/>
        </draw:connector>
        <draw:custom-shape draw:style-name="gr2" draw:text-style-name="P2" draw:layer="layout" svg:width="1.27cm" svg:height="0.762cm" svg:x="3.756cm" svg:y="5.334cm">
          <text:p text:style-name="P2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762cm" svg:x="16.256cm" svg:y="6.406cm">
          <text:p text:style-name="P2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0.508cm" svg:height="0.508cm" svg:x="14.178cm" svg:y="1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0.508cm" svg:height="0.508cm" svg:x="23.36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23.876cm" svg:y1="6.858cm" svg:x2="14.686cm" svg:y2="1.75cm" draw:start-shape="id3" draw:start-glue-point="10" draw:end-shape="id4" draw:end-glue-point="10" svg:d="M23876 6858h501v-5108h-9691" svg:viewBox="0 0 9692 5109">
          <text:p/>
        </draw:connector>
        <draw:custom-shape draw:style-name="gr2" draw:text-style-name="P2" draw:layer="layout" svg:width="1.27cm" svg:height="0.762cm" svg:x="3.745cm" svg:y="2.491cm">
          <text:p text:style-name="P2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0.508cm" svg:height="0.508cm" svg:x="10.922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0.508cm" svg:height="0.508cm" svg:x="19.30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1.43cm" svg:y1="2.794cm" svg:x2="19.558cm" svg:y2="6.35cm" draw:start-shape="id5" draw:start-glue-point="10" draw:end-shape="id6" draw:end-glue-point="4" svg:d="M11430 2794h8128v3556" svg:viewBox="0 0 8129 3557">
          <text:p/>
        </draw:connector>
        <draw:custom-shape draw:style-name="gr2" draw:text-style-name="P2" draw:layer="layout" svg:width="1.27cm" svg:height="0.762cm" svg:x="3.746cm" svg:y="6.492cm">
          <text:p text:style-name="P2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762cm" svg:x="3.747cm" svg:y="7.493cm">
          <text:p text:style-name="P2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762cm" svg:x="3.748cm" svg:y="8.694cm">
          <text:p text:style-name="P2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" draw:id="id7" draw:layer="layout" svg:width="0.508cm" svg:height="0.508cm" svg:x="7.597cm" svg:y="9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0.508cm" svg:height="0.508cm" svg:x="11.497cm" svg:y="11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line-skew="0.701cm" svg:x1="8.105cm" svg:y1="9.739cm" svg:x2="12.005cm" svg:y2="11.939cm" draw:start-shape="id7" draw:start-glue-point="10" draw:end-shape="id8" draw:end-glue-point="10" svg:d="M8105 9739h5102v2200h-1202" svg:viewBox="0 0 5103 2201">
          <text:p/>
        </draw:connector>
        <draw:custom-shape draw:style-name="gr2" draw:text-style-name="P2" draw:layer="layout" svg:width="1.27cm" svg:height="0.762cm" svg:x="3.745cm" svg:y="11.491cm">
          <text:p text:style-name="P2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762cm" svg:x="3.746cm" svg:y="12.592cm">
          <text:p text:style-name="P2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1-03T20:04:33.157542055</meta:creation-date>
    <dc:date>2021-01-03T20:16:21.085374081</dc:date>
    <meta:editing-duration>PT47S</meta:editing-duration>
    <meta:editing-cycles>1</meta:editing-cycles>
    <meta:document-statistic meta:object-count="45"/>
    <meta:generator>LibreOffice/6.3.6.2$Linux_X86_64 LibreOffice_project/30$Build-2</meta:generator>
  </office:meta>
</office:document-meta>
</file>